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400000323F1709D6617AB427F.png" manifest:media-type="image/png"/>
  <manifest:file-entry manifest:full-path="Pictures/10000201000003D0000004072E08AAB808C3F070.png" manifest:media-type="image/png"/>
  <manifest:file-entry manifest:full-path="Pictures/10000201000003D4000003267971C9C89AD3EE1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11.89cm" svg:height="12.56cm" svg:x="-4.801cm" svg:y="1.119cm">
          <draw:image xlink:href="Pictures/10000201000003D0000004072E08AAB808C3F070.png" xlink:type="simple" xlink:show="embed" xlink:actuate="onLoad" loext:mime-type="image/png">
            <text:p/>
          </draw:image>
        </draw:frame>
        <draw:frame draw:style-name="gr1" draw:text-style-name="P1" xml:id="id3" draw:id="id3" draw:layer="layout" svg:width="12.453cm" svg:height="10.242cm" svg:x="20.078cm" svg:y="3.437cm">
          <draw:image xlink:href="Pictures/10000201000003D4000003267971C9C89AD3EE1C.png" xlink:type="simple" xlink:show="embed" xlink:actuate="onLoad" loext:mime-type="image/png">
            <text:p/>
          </draw:image>
        </draw:frame>
        <draw:frame draw:style-name="gr1" draw:text-style-name="P1" xml:id="id2" draw:id="id2" draw:layer="layout" svg:width="12.232cm" svg:height="10.021cm" svg:x="8.243cm" svg:y="2.404cm">
          <draw:image xlink:href="Pictures/10000201000003D400000323F1709D6617AB427F.png" xlink:type="simple" xlink:show="embed" xlink:actuate="onLoad" loext:mime-type="image/png">
            <text:p/>
          </draw:image>
        </draw:frame>
        <draw:connector draw:style-name="gr2" draw:text-style-name="P2" draw:layer="layout" draw:line-skew="0.553cm 0cm -1.142cm" svg:x1="1.144cm" svg:y1="13.679cm" svg:x2="14.359cm" svg:y2="2.404cm" draw:start-shape="id1" draw:start-glue-point="2" draw:end-shape="id2" draw:end-glue-point="0" svg:d="M1144 13679v1053h6522v-13970h6693v1642" svg:viewBox="0 0 13216 13971">
          <text:p/>
        </draw:connector>
        <draw:connector draw:style-name="gr2" draw:text-style-name="P2" draw:layer="layout" draw:line-skew="1.807cm 13.593cm" svg:x1="14.359cm" svg:y1="12.425cm" svg:x2="26.304cm" svg:y2="3.437cm" draw:start-shape="id2" draw:start-glue-point="2" draw:end-shape="id3" draw:end-glue-point="0" svg:d="M14359 12425v2307h6977v-12828h4968v1533" svg:viewBox="0 0 11946 12829">
          <text:p/>
        </draw:connector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07:11:20.208000000</meta:creation-date>
    <dc:date>2020-02-29T07:48:18.643000000</dc:date>
    <meta:editing-duration>PT1M13S</meta:editing-duration>
    <meta:editing-cycles>1</meta:editing-cycles>
    <meta:document-statistic meta:object-count="28"/>
    <meta:generator>LibreOffice/6.1.1.2$Windows_X86_64 LibreOffice_project/5d19a1bfa650b796764388cd8b33a5af1f5baa1b</meta:generator>
  </office:meta>
</office:document-meta>
</file>